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4cm"/>
    </style:style>
    <style:style style:name="co3" style:family="table-column">
      <style:table-column-properties fo:break-before="auto" style:column-width="3.383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Segoe UI" style:font-name-complex="Tahoma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size="18pt" style:font-size-asian="18pt" style:font-size-complex="18pt"/>
    </style:style>
    <style:style style:name="ce5" style:family="table-cell" style:parent-style-name="Default">
      <style:text-properties fo:color="#2a6099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 - gi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init</text:p>
          </table:table-cell>
        </table:table-row>
        <table:table-row table:style-name="ro1">
          <table:table-cell/>
          <table:table-cell office:value-type="string" calcext:value-type="string">
            <text:p>git add README.md</text:p>
          </table:table-cell>
        </table:table-row>
        <table:table-row table:style-name="ro1">
          <table:table-cell/>
          <table:table-cell office:value-type="string" calcext:value-type="string">
            <text:p>git stat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add 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commit -m "first commit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branch -M main</text:p>
          </table:table-cell>
        </table:table-row>
        <table:table-row table:style-name="ro1">
          <table:table-cell/>
          <table:table-cell office:value-type="string" calcext:value-type="string">
            <text:p>git remote add origin <text:a xlink:href="https://github.com/zootya/turisztikailatvanyossagok" xlink:type="simple">https://github.com/zootya/turisztikailatvanyossagok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push -u origin mai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git clone </text:span><text:span text:style-name="T1"><text:a xlink:href="https://github.com/zootya/turisztikailatvanyossagok" xlink:type="simple">https://github.com/zootya/turisztikailatvanyossagok</text:a></text:span></text:p>
          </table:table-cell>
        </table:table-row>
      </table:table>
      <table:table table:name="02 - python django szerver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y -m venv 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ripts\activat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install djang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install djangorestframewor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install django-cors-head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jango-admin startproject confi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n config backe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 backen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freeze &gt; ..\backend\requirements.tx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startapp turisztikailatvanyossago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fig&gt;setting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INSTALLED_APPS = [ 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’corsheaders', 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<text:s/>'rest-framework', 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<text:s/>’turisztikailatvanyossagok',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MIDDLEWARE = [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’corsheaders-middleware.CorsMiddleware’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CORS_ORIGIN_ALLOW_ALL = True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 manage.py createsuperus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rname (leave blank to use 'home'): adm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mail addres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sword: adm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sword (again): adm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 password is too similar to the usernam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s password is too short. It must contain at least 8 character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s password is too comm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ypass password validation and create user anyway? [y/N]: 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peruser created successfully.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::szerver tesztelé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 manage.py runserv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::Starting development server at http://127.0.0.1:8000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::Quit the server with CTRL-BREAK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:: böngészőb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27.0.0.1:8000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27.0.0.1:8000/admin</text:p>
          </table:table-cell>
          <table:table-cell table:number-columns-repeated="2"/>
        </table:table-row>
      </table:table>
      <table:table table:name="03 - docke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ackend 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dockerigno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dockerigno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fi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fi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s.tx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mand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build --tag django-turisztika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/docker run --publish 8000:8000 python-django</text:p>
          </table:table-cell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run -d -v <text:a xlink:href="file:///d:/my" xlink:type="simple">d:\my</text:a>_work\aladar\2024-2025_14EC-1\backend_peter_miklos\_beadando_02\backend:/app --publish 8000:8000 django-turisztika</text:p>
          </table:table-cell>
        </table:table-row>
      </table:table>
      <table:table table:name="04 - model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urisztikailatvanyossagok → models.p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orszag</text:p>
          </table:table-cell>
          <table:table-cell/>
          <table:table-cell office:value-type="string" calcext:value-type="string">
            <text:p>varos</text:p>
          </table:table-cell>
          <table:table-cell/>
          <table:table-cell office:value-type="string" calcext:value-type="string">
            <text:p>latvanyossag</text:p>
          </table:table-cell>
          <table:table-cell/>
          <table:table-cell office:value-type="string" calcext:value-type="string">
            <text:p>ertekeles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orszag_megnevezes</text:p>
          </table:table-cell>
          <table:table-cell table:style-name="ce4" office:value-type="string" calcext:value-type="string">
            <text:p>←</text:p>
          </table:table-cell>
          <table:table-cell office:value-type="string" calcext:value-type="string">
            <text:p>varos_megnevezes</text:p>
          </table:table-cell>
          <table:table-cell table:style-name="ce6" office:value-type="string" calcext:value-type="string">
            <text:p>←</text:p>
          </table:table-cell>
          <table:table-cell office:value-type="string" calcext:value-type="string">
            <text:p>latvanyossag_megnevezes</text:p>
          </table:table-cell>
          <table:table-cell table:style-name="ce6" office:value-type="string" calcext:value-type="string">
            <text:p>←</text:p>
          </table:table-cell>
          <table:table-cell office:value-type="string" calcext:value-type="string">
            <text:p>ertekeles_pont</text:p>
          </table:table-cell>
          <table:table-cell/>
        </table:table-row>
        <table:table-row table:style-name="ro1">
          <table:table-cell table:number-columns-repeated="8"/>
          <table:table-cell table:style-name="ce5" office:value-type="string" calcext:value-type="string">
            <text:p>orszag_id</text:p>
          </table:table-cell>
          <table:table-cell/>
          <table:table-cell office:value-type="string" calcext:value-type="string">
            <text:p>latvanyossag_leirasa</text:p>
          </table:table-cell>
          <table:table-cell/>
          <table:table-cell office:value-type="string" calcext:value-type="string">
            <text:p>ertekeles_kitol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rtekeles_atlag</text:p>
          </table:table-cell>
          <table:table-cell/>
          <table:table-cell office:value-type="string" calcext:value-type="string">
            <text:p>ertekeles_mikor</text:p>
          </table:table-cell>
          <table:table-cell office:value-type="string" calcext:value-type="string">
            <text:p>from django.utils.timezone import now</text:p>
          </table:table-cell>
        </table:table-row>
        <table:table-row table:style-name="ro1">
          <table:table-cell/>
          <table:table-cell office:value-type="string" calcext:value-type="string">
            <text:p>turisztikailatvanyossagok → admin.py</text:p>
          </table:table-cell>
          <table:table-cell table:number-columns-repeated="11"/>
          <table:table-cell office:value-type="string" calcext:value-type="string">
            <text:p>models.DateTimeField(default = no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regisztrálni kell a modelleket</text:p>
          </table:table-cell>
          <table:table-cell table:number-columns-repeated="7"/>
          <table:table-cell office:value-type="string" calcext:value-type="string">
            <text:p>nyitvatartá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 .models import Orszag, Varos, Latvanyossag</text:p>
          </table:table-cell>
          <table:table-cell table:number-columns-repeated="7"/>
          <table:table-cell office:value-type="string" calcext:value-type="string">
            <text:p>kep_url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dmin.site.register(Orszag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min.site.register(Varos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min.site.register(Latvanyossag)</text:p>
          </table:table-cell>
          <table:table-cell table:number-columns-repeated="11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py manage.py makemigratio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00.00.00</text:date>, <text:time style:data-style-name="N2" text:time-value="08:33:26.68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2:45:47.408000000</meta:creation-date>
    <meta:generator>LibreOffice/24.8.3.2$Windows_X86_64 LibreOffice_project/48a6bac9e7e268aeb4c3483fcf825c94556d9f92</meta:generator>
    <dc:date>2024-12-14T12:43:25.123000000</dc:date>
    <meta:editing-duration>PT7H26M44S</meta:editing-duration>
    <meta:editing-cycles>11</meta:editing-cycles>
    <meta:document-statistic meta:table-count="4" meta:cell-count="88" meta:object-count="0"/>
  </office:meta>
</office:document-meta>
</file>